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fo:color="#00a933" loext:opacity="100%" fo:font-size="20pt" fo:font-weight="bold" style:font-size-asian="20pt" style:font-size-complex="20pt"/>
    </style:style>
    <style:style style:name="P2" style:family="paragraph" style:parent-style-name="Heading_20_4">
      <style:text-properties fo:color="#ff8000" loext:opacity="100%" fo:font-weight="bold"/>
    </style:style>
    <style:style style:name="P3" style:family="paragraph" style:parent-style-name="Heading_20_4">
      <style:text-properties fo:color="#ff8000" loext:opacity="100%"/>
    </style:style>
    <style:style style:name="P4" style:family="paragraph" style:parent-style-name="Text_20_body" style:list-style-name="L1"/>
    <style:style style:name="P5" style:family="paragraph" style:parent-style-name="Text_20_body">
      <style:text-properties fo:font-weight="bold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>
      <style:paragraph-properties fo:text-align="center" style:justify-single-word="false"/>
      <style:text-properties fo:font-size="20pt" fo:font-weight="bold" style:font-size-asian="20pt" style:font-size-complex="20pt"/>
    </style:style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User Requirement Specification (URS) for an Electricity Bill Management System</text:h>
      <text:p text:style-name="P14"/>
      <text:h text:style-name="P2" text:outline-level="4">1. Introduction</text:h>
      <text:p text:style-name="Text_20_body"><text:span text:style-name="T1">1.1. Purpose:</text:span> The purpose of this document is to outline the user requirements for a new electricity bill management system. This system will streamline billing, payment processing, and customer complaint handling for a utility provider.</text:p>
      <text:p text:style-name="Text_20_body"><text:span text:style-name="T1">1.2. Scope:</text:span> The system will manage customer data, meter details, bill generation, payment tracking, and customer complaints. It will not include real-time power grid management or advanced analytics beyond standard reporting.</text:p>
      <text:p text:style-name="Text_20_body"><text:span text:style-name="T1">1.3. Target Audience:</text:span> The system's users will include:</text:p>
      <text:list text:style-name="L1">
        <text:list-item>
          <text:p text:style-name="P4"><text:span text:style-name="T1">Customers:</text:span> To manage their bills and complaints.</text:p>
        </text:list-item>
        <text:list-item>
          <text:p text:style-name="P4"><text:span text:style-name="T1">Administrators:</text:span> To oversee all system functions and generate reports.</text:p>
        </text:list-item>
        <text:list-item>
          <text:p text:style-name="P4"><text:span text:style-name="T1">Technicians:</text:span> To handle and resolve customer complaints.</text:p>
        </text:list-item>
      </text:list>
      <text:h text:style-name="Heading_20_4" text:outline-level="4"><text:span text:style-name="T1"/></text:h>
      <text:h text:style-name="P3" text:outline-level="4"><text:span text:style-name="T1">2. Functional Requirements</text:span></text:h>
      <text:p text:style-name="P5">2.1. Customer Module:</text:p>
      <text:list text:style-name="L2">
        <text:list-item>
          <text:p text:style-name="P6">FR-C1: The system must allow customers to view their meter details and historical bill data.</text:p>
        </text:list-item>
        <text:list-item>
          <text:p text:style-name="P6">FR-C2: The system must enable customers to view the payment status of each bill (e.g., Paid, Unpaid, Overdue).</text:p>
        </text:list-item>
        <text:list-item>
          <text:p text:style-name="P6">FR-C3: The system must allow customers to submit a new complaint.</text:p>
        </text:list-item>
        <text:list-item>
          <text:p text:style-name="P6">FR-C4: The system must provide a secure interface for online bill payment.</text:p>
        </text:list-item>
        <text:list-item>
          <text:p text:style-name="P6">FR-C5: The system must allow customers to view their payment history.</text:p>
        </text:list-item>
      </text:list>
      <text:p text:style-name="P5">2.2. Administrator Module:</text:p>
      <text:list text:style-name="L3">
        <text:list-item>
          <text:p text:style-name="P7">FR-A1: The system must automatically generate new bills at the end of each billing cycle based on meter readings.</text:p>
        </text:list-item>
        <text:list-item>
          <text:p text:style-name="P7">FR-A2: The system must automatically update a bill's status to 'Overdue' if the due date passes without payment.</text:p>
        </text:list-item>
        <text:list-item>
          <text:p text:style-name="P7">FR-A3: The system must provide administrators with the ability to manage tariff rates.</text:p>
        </text:list-item>
        <text:list-item>
          <text:p text:style-name="P7">FR-A4: The system must be able to generate reports on revenue, power consumption trends, and the status of open complaints.</text:p>
        </text:list-item>
      </text:list>
      <text:p text:style-name="Text_20_body"/>
      <text:p text:style-name="Text_20_body"/>
      <text:p text:style-name="P5"><text:soft-page-break/>2.3. Technician Module:</text:p>
      <text:list text:style-name="L4">
        <text:list-item>
          <text:p text:style-name="P8">FR-T1: The system must allow technicians to view a list of complaints assigned to them.</text:p>
        </text:list-item>
        <text:list-item>
          <text:p text:style-name="P8">FR-T2: The system must enable technicians to update the status of a complaint as it progresses from 'Pending' to 'Resolved'.</text:p>
        </text:list-item>
      </text:list>
      <text:p text:style-name="Text_20_body"/>
      <text:h text:style-name="P3" text:outline-level="4"><text:span text:style-name="T1">3. Non-Functional Requirements</text:span></text:h>
      <text:p text:style-name="P5">3.1. Performance:</text:p>
      <text:list text:style-name="L5">
        <text:list-item>
          <text:p text:style-name="P9">NFR-P1: The system must load customer bill history within 5 seconds.</text:p>
        </text:list-item>
        <text:list-item>
          <text:p text:style-name="P9">NFR-P2: Payment processing must be completed within 10 seconds.</text:p>
        </text:list-item>
      </text:list>
      <text:p text:style-name="P5">3.2. Security:</text:p>
      <text:list text:style-name="L6">
        <text:list-item>
          <text:p text:style-name="P10">NFR-S1: The system must protect all customer personal data from unauthorized access.</text:p>
        </text:list-item>
        <text:list-item>
          <text:p text:style-name="P10">NFR-S2: All online payments must comply with industry-standard security protocols.</text:p>
        </text:list-item>
      </text:list>
      <text:p text:style-name="P5">3.3. Reliability:</text:p>
      <text:list text:style-name="L7">
        <text:list-item>
          <text:p text:style-name="P11">NFR-R1: The system must be available 99.9% of the time.</text:p>
        </text:list-item>
        <text:list-item>
          <text:p text:style-name="P11">NFR-R2: In the event of a system failure, data must be recoverable with a maximum data loss of one hour.</text:p>
        </text:list-item>
      </text:list>
      <text:p text:style-name="P5">3.4. Usability:</text:p>
      <text:list text:style-name="L8">
        <text:list-item>
          <text:p text:style-name="P12">NFR-U1: The user interface must be intuitive and easy for all user roles to navigate.</text:p>
        </text:list-item>
      </text:list>
      <text:h text:style-name="Heading_20_4" text:outline-level="4"><text:span text:style-name="T1"/></text:h>
      <text:h text:style-name="P3" text:outline-level="4"><text:span text:style-name="T1">4. Constraints</text:span></text:h>
      <text:list text:style-name="L9">
        <text:list-item>
          <text:p text:style-name="P13">C-1: The meter reading data is assumed to be accurate.</text:p>
        </text:list-item>
        <text:list-item>
          <text:p text:style-name="P13">C-2: The database will be implemented using a relational database management system (RDBMS) like MySQL.</text:p>
        </text:list-item>
        <text:list-item>
          <text:p text:style-name="P13">C-3: All data manipulation and retrieval will be performed using SQL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09:53:36.647477978</meta:creation-date>
    <dc:date>2025-09-15T09:56:02.899745140</dc:date>
    <meta:editing-duration>PT2M27S</meta:editing-duration>
    <meta:editing-cycles>1</meta:editing-cycles>
    <meta:document-statistic meta:table-count="0" meta:image-count="0" meta:object-count="0" meta:page-count="2" meta:paragraph-count="39" meta:word-count="453" meta:character-count="2830" meta:non-whitespace-character-count="2440"/>
    <meta:generator>LibreOffice/24.2.7.2$Linux_X86_64 LibreOffice_project/420$Build-2</meta:generator>
  </office:meta>
</office:document-meta>
</file>